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e" svg:font-family="Are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0454f" officeooo:paragraph-rsid="0000454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do you think you will be successful in this job?</text:p>
      <text:p text:style-name="P1"/>
      <text:p text:style-name="P2">I have knowledge of Object Oriented programming using languages including knowledge of embedded systems as I have created my own embedded devices. As well as good technical ability I am apt at problem solving, I have been able to take a problem and produce elegant solutions using the tools at my dispos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e" svg:font-family="Are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6:22:21.146077865</meta:creation-date>
    <dc:date>2016-10-04T16:34:11.186426264</dc:date>
    <meta:editing-duration>PT1M</meta:editing-duration>
    <meta:editing-cycles>1</meta:editing-cycles>
    <meta:document-statistic meta:table-count="0" meta:image-count="0" meta:object-count="0" meta:page-count="1" meta:paragraph-count="2" meta:word-count="63" meta:character-count="359" meta:non-whitespace-character-count="297"/>
    <meta:generator>LibreOffice/5.1.4.2$Linux_X86_64 LibreOffice_project/10m0$Build-2</meta:generator>
  </office:meta>
</office:document-meta>
</file>